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791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3.9547in"/>
    </style:style>
    <style:style style:name="co6" style:family="table-column">
      <style:table-column-properties fo:break-before="auto" style:column-width="1.3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ecs/yer</text:p>
          </table:table-cell>
          <table:table-cell office:value-type="string">
            <text:p>req/sec</text:p>
          </table:table-cell>
          <table:table-cell office:value-type="string">
            <text:p>years</text:p>
          </table:table-cell>
          <table:table-cell office:value-type="string">
            <text:p>avg bytes / req</text:p>
          </table:table-cell>
          <table:table-cell office:value-type="string">
            <text:p>bytes</text:p>
          </table:table-cell>
          <table:table-cell office:value-type="string">
            <text:p>tera bytes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31536000">
            <text:p>3153600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table:formula="of:=[.C7]*[.D7]*[.E7]*[.F7]" office:value-type="float" office:value="6307200000000">
            <text:p>6307200000000</text:p>
          </table:table-cell>
          <table:table-cell table:formula="of:=[.G7]/1000/1000/1000/1000" office:value-type="float" office:value="6.3072">
            <text:p>6.3072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requests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C7]*[.E7]*[.D7]" office:value-type="float" office:value="15768000000">
            <text:p>15,768,000,000</text:p>
          </table:table-cell>
          <table:table-cell table:formula="of:=[.G7]/[.F7]" office:value-type="float" office:value="15768000000">
            <text:p>15768000000</text:p>
          </table:table-cell>
        </table:table-row>
        <table:table-row table:style-name="ro1">
          <table:table-cell table:number-columns-repeated="7"/>
          <table:table-cell table:style-name="ce2" table:formula="of:=32^8" office:value-type="float" office:value="1099511627776">
            <text:p>1,099,511,627,776</text:p>
          </table:table-cell>
          <table:table-cell table:formula="of:=[.H12]/[.H11]" office:value-type="float" office:value="69.7305700010147">
            <text:p>69.73057000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table:formula="of:=32^8" office:value-type="float" office:value="1099511627776">
            <text:p>109951162777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7/03/2017</text:date>, <text:time>12:1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Sagy</meta:initial-creator>
    <meta:creation-date>2017-07-03T10:45:04.19</meta:creation-date>
    <dc:date>2017-07-03T12:17:39.37</dc:date>
    <dc:creator>Guy Sagy</dc:creator>
    <meta:editing-duration>PT20M26S</meta:editing-duration>
    <meta:editing-cycles>3</meta:editing-cycles>
    <meta:generator>OpenOffice/4.1.3$Win32 OpenOffice.org_project/413m1$Build-9783</meta:generator>
    <meta:document-statistic meta:table-count="3" meta:cell-count="18" meta:object-count="0"/>
  </office:meta>
</office:document-meta>
</file>